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6.21902256606508">
            <text:p>6.2190</text:p>
          </table:table-cell>
          <table:table-cell table:style-name="ce7" office:value-type="float" office:value="19.5">
            <text:p>19.5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1.5401314455185">
            <text:p>21.5401</text:p>
          </table:table-cell>
          <table:table-cell table:style-name="ce7" office:value-type="float" office:value="14.78">
            <text:p>14.78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6.3263150135776">
            <text:p>16.326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6.15744808521295">
            <text:p>6.1574</text:p>
          </table:table-cell>
          <table:table-cell table:style-name="ce8" table:formula="of:=[.V2]" office:value-type="float" office:value="19.5">
            <text:p>19.5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1.326862817345">
            <text:p>21.3269</text:p>
          </table:table-cell>
          <table:table-cell table:style-name="ce8" table:formula="of:=[.Y2]" office:value-type="float" office:value="14.78">
            <text:p>14.78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6.1646683302749">
            <text:p>16.1647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6.09648325268609">
            <text:p>6.0965</text:p>
          </table:table-cell>
          <table:table-cell table:style-name="ce8" table:formula="of:=[.V3]" office:value-type="float" office:value="19.5">
            <text:p>19.5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1.1157057597476">
            <text:p>21.1157</text:p>
          </table:table-cell>
          <table:table-cell table:style-name="ce8" table:formula="of:=[.Y3]" office:value-type="float" office:value="14.78">
            <text:p>14.78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6.004622109183">
            <text:p>16.0046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6.03612203236247">
            <text:p>6.0361</text:p>
          </table:table-cell>
          <table:table-cell table:style-name="ce8" table:formula="of:=[.V4]" office:value-type="float" office:value="19.5">
            <text:p>19.5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0.9066393660867">
            <text:p>20.9066</text:p>
          </table:table-cell>
          <table:table-cell table:style-name="ce8" table:formula="of:=[.Y4]" office:value-type="float" office:value="14.78">
            <text:p>14.78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5.8461605041416">
            <text:p>15.8462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5.97635844788363">
            <text:p>5.9764</text:p>
          </table:table-cell>
          <table:table-cell table:style-name="ce8" table:formula="of:=[.V5]" office:value-type="float" office:value="19.5">
            <text:p>19.5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0.6996429367195">
            <text:p>20.6996</text:p>
          </table:table-cell>
          <table:table-cell table:style-name="ce8" table:formula="of:=[.Y5]" office:value-type="float" office:value="14.78">
            <text:p>14.78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5.6892678258828">
            <text:p>15.689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5.917186582063">
            <text:p>5.9172</text:p>
          </table:table-cell>
          <table:table-cell table:style-name="ce8" table:formula="of:=[.V6]" office:value-type="float" office:value="19.5">
            <text:p>19.5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0.49469597695">
            <text:p>20.4947</text:p>
          </table:table-cell>
          <table:table-cell table:style-name="ce8" table:formula="of:=[.Y6]" office:value-type="float" office:value="14.78">
            <text:p>14.78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5.533928540478">
            <text:p>15.5339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5.8586005763">
            <text:p>5.8586</text:p>
          </table:table-cell>
          <table:table-cell table:style-name="ce8" table:formula="of:=[.V7]" office:value-type="float" office:value="19.5">
            <text:p>19.5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0.291778195">
            <text:p>20.2918</text:p>
          </table:table-cell>
          <table:table-cell table:style-name="ce8" table:formula="of:=[.Y7]" office:value-type="float" office:value="14.78">
            <text:p>14.78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5.3801272678">
            <text:p>15.3801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5.80059463">
            <text:p>5.8006</text:p>
          </table:table-cell>
          <table:table-cell table:style-name="ce8" table:formula="of:=[.V8]" office:value-type="float" office:value="19.5">
            <text:p>19.5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0.0908695">
            <text:p>20.0909</text:p>
          </table:table-cell>
          <table:table-cell table:style-name="ce8" table:formula="of:=[.Y8]" office:value-type="float" office:value="14.78">
            <text:p>14.78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5.22784878">
            <text:p>15.2278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5.743163">
            <text:p>5.7432</text:p>
          </table:table-cell>
          <table:table-cell table:style-name="ce8" table:formula="of:=[.V9]" office:value-type="float" office:value="19.5">
            <text:p>19.5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9.89195">
            <text:p>19.8920</text:p>
          </table:table-cell>
          <table:table-cell table:style-name="ce8" table:formula="of:=[.Y9]" office:value-type="float" office:value="14.78">
            <text:p>14.78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5.077078">
            <text:p>15.0771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5.6863">
            <text:p>5.6863</text:p>
          </table:table-cell>
          <table:table-cell table:style-name="ce8" table:formula="of:=[.V10]" office:value-type="float" office:value="19.5">
            <text:p>19.5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9.695">
            <text:p>19.6950</text:p>
          </table:table-cell>
          <table:table-cell table:style-name="ce8" table:formula="of:=[.Y10]" office:value-type="float" office:value="14.78">
            <text:p>14.78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4.9278">
            <text:p>14.9278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5.63">
            <text:p>5.6300</text:p>
          </table:table-cell>
          <table:table-cell table:style-name="ce8" table:formula="of:=[.V11]" office:value-type="float" office:value="19.5">
            <text:p>19.5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9.5">
            <text:p>19.5000</text:p>
          </table:table-cell>
          <table:table-cell table:style-name="ce8" table:formula="of:=[.Y11]" office:value-type="float" office:value="14.78">
            <text:p>14.78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4.78">
            <text:p>14.78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19.5">
            <text:p>19.5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19.3069306930693">
            <text:p>19.3069</text:p>
          </table:table-cell>
          <table:table-cell table:style-name="ce8" table:formula="of:=[.Y12]" office:value-type="float" office:value="14.78">
            <text:p>14.78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4.6336633663366">
            <text:p>14.6337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19.5">
            <text:p>19.5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19.115772963435">
            <text:p>19.1158</text:p>
          </table:table-cell>
          <table:table-cell table:style-name="ce8" table:formula="of:=[.Y13]" office:value-type="float" office:value="14.78">
            <text:p>14.78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4.4887756102343">
            <text:p>14.488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5.46442253283264">
            <text:p>5.4644</text:p>
          </table:table-cell>
          <table:table-cell table:style-name="ce8" table:formula="of:=[.V14]" office:value-type="float" office:value="19.5">
            <text:p>19.5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8.9265078845891">
            <text:p>18.9265</text:p>
          </table:table-cell>
          <table:table-cell table:style-name="ce8" table:formula="of:=[.Y14]" office:value-type="float" office:value="14.78">
            <text:p>14.78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4.3453223863706">
            <text:p>14.3453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5.41031933943826">
            <text:p>5.4103</text:p>
          </table:table-cell>
          <table:table-cell table:style-name="ce8" table:formula="of:=[.V15]" office:value-type="float" office:value="19.5">
            <text:p>19.5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8.7391167174149">
            <text:p>18.7391</text:p>
          </table:table-cell>
          <table:table-cell table:style-name="ce8" table:formula="of:=[.Y15]" office:value-type="float" office:value="14.78">
            <text:p>14.78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4.203289491456">
            <text:p>14.2033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5.356751821226">
            <text:p>5.3568</text:p>
          </table:table-cell>
          <table:table-cell table:style-name="ce8" table:formula="of:=[.V16]" office:value-type="float" office:value="19.5">
            <text:p>19.5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8.5535809083316">
            <text:p>18.5536</text:p>
          </table:table-cell>
          <table:table-cell table:style-name="ce8" table:formula="of:=[.Y16]" office:value-type="float" office:value="14.78">
            <text:p>14.78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4.0626628628277">
            <text:p>14.0627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5.30371467448118">
            <text:p>5.3037</text:p>
          </table:table-cell>
          <table:table-cell table:style-name="ce8" table:formula="of:=[.V17]" office:value-type="float" office:value="19.5">
            <text:p>19.5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8.369882087457">
            <text:p>18.3699</text:p>
          </table:table-cell>
          <table:table-cell table:style-name="ce8" table:formula="of:=[.Y17]" office:value-type="float" office:value="14.78">
            <text:p>14.78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9234285770572">
            <text:p>13.9234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5.25120264800117">
            <text:p>5.2512</text:p>
          </table:table-cell>
          <table:table-cell table:style-name="ce8" table:formula="of:=[.V18]" office:value-type="float" office:value="19.5">
            <text:p>19.5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8.1880020667891">
            <text:p>18.1880</text:p>
          </table:table-cell>
          <table:table-cell table:style-name="ce8" table:formula="of:=[.Y18]" office:value-type="float" office:value="14.78">
            <text:p>14.78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3.7855728485715">
            <text:p>13.7856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5.19921054257542">
            <text:p>5.1992</text:p>
          </table:table-cell>
          <table:table-cell table:style-name="ce8" table:formula="of:=[.V19]" office:value-type="float" office:value="19.5">
            <text:p>19.5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8.0079228384051">
            <text:p>18.0079</text:p>
          </table:table-cell>
          <table:table-cell table:style-name="ce8" table:formula="of:=[.Y19]" office:value-type="float" office:value="14.78">
            <text:p>14.78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3.6490820282886">
            <text:p>13.649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5.14773321047071">
            <text:p>5.1477</text:p>
          </table:table-cell>
          <table:table-cell table:style-name="ce8" table:formula="of:=[.V20]" office:value-type="float" office:value="19.5">
            <text:p>19.5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7.8296265726783">
            <text:p>17.8296</text:p>
          </table:table-cell>
          <table:table-cell table:style-name="ce8" table:formula="of:=[.Y20]" office:value-type="float" office:value="14.78">
            <text:p>14.78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3.5139426022659">
            <text:p>13.5139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5.09676555492149">
            <text:p>5.0968</text:p>
          </table:table-cell>
          <table:table-cell table:style-name="ce8" table:formula="of:=[.V21]" office:value-type="float" office:value="19.5">
            <text:p>19.5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7.6530956165132">
            <text:p>17.6531</text:p>
          </table:table-cell>
          <table:table-cell table:style-name="ce8" table:formula="of:=[.Y21]" office:value-type="float" office:value="14.78">
            <text:p>14.78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3.3801411903623">
            <text:p>13.380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3">
            <text:p>0.973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747973280251">
            <text:p>1.0748</text:p>
          </table:table-cell>
          <table:table-cell table:style-name="ce7" office:value-type="float" office:value="0.986">
            <text:p>0.986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08915741565545">
            <text:p>1.089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3">
            <text:p>0.973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6415577032188">
            <text:p>1.0642</text:p>
          </table:table-cell>
          <table:table-cell table:style-name="ce8" table:formula="of:=[.Y25]" office:value-type="float" office:value="0.986">
            <text:p>0.986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7837367886678">
            <text:p>1.0784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3">
            <text:p>0.973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5361957457612">
            <text:p>1.0536</text:p>
          </table:table-cell>
          <table:table-cell table:style-name="ce8" table:formula="of:=[.Y26]" office:value-type="float" office:value="0.986">
            <text:p>0.986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6769671174929">
            <text:p>1.067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3">
            <text:p>0.973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318769760012">
            <text:p>1.0432</text:p>
          </table:table-cell>
          <table:table-cell table:style-name="ce8" table:formula="of:=[.Y27]" office:value-type="float" office:value="0.986">
            <text:p>0.986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5712545717751">
            <text:p>1.057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3">
            <text:p>0.973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285910653477">
            <text:p>1.0329</text:p>
          </table:table-cell>
          <table:table-cell table:style-name="ce8" table:formula="of:=[.Y28]" office:value-type="float" office:value="0.986">
            <text:p>0.986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4665886849259">
            <text:p>1.046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3">
            <text:p>0.973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26327787473">
            <text:p>1.0226</text:p>
          </table:table-cell>
          <table:table-cell table:style-name="ce8" table:formula="of:=[.Y29]" office:value-type="float" office:value="0.986">
            <text:p>0.986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362959093986">
            <text:p>1.036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3">
            <text:p>0.973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250770173">
            <text:p>1.0125</text:p>
          </table:table-cell>
          <table:table-cell table:style-name="ce8" table:formula="of:=[.Y30]" office:value-type="float" office:value="0.986">
            <text:p>0.986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2603555386">
            <text:p>1.026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3">
            <text:p>0.973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2482873">
            <text:p>1.0025</text:p>
          </table:table-cell>
          <table:table-cell table:style-name="ce8" table:formula="of:=[.Y31]" office:value-type="float" office:value="0.986">
            <text:p>0.986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15876786">
            <text:p>1.0159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3">
            <text:p>0.973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25573">
            <text:p>0.9926</text:p>
          </table:table-cell>
          <table:table-cell table:style-name="ce8" table:formula="of:=[.Y32]" office:value-type="float" office:value="0.986">
            <text:p>0.986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058186">
            <text:p>1.0058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3">
            <text:p>0.973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273">
            <text:p>0.9827</text:p>
          </table:table-cell>
          <table:table-cell table:style-name="ce8" table:formula="of:=[.Y33]" office:value-type="float" office:value="0.986">
            <text:p>0.986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0.99586">
            <text:p>0.995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3">
            <text:p>0.973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3">
            <text:p>0.9730</text:p>
          </table:table-cell>
          <table:table-cell table:style-name="ce8" table:formula="of:=[.Y34]" office:value-type="float" office:value="0.986">
            <text:p>0.986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0.986">
            <text:p>0.986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3">
            <text:p>0.973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3366336633663">
            <text:p>0.9634</text:p>
          </table:table-cell>
          <table:table-cell table:style-name="ce8" table:formula="of:=[.Y35]" office:value-type="float" office:value="0.986">
            <text:p>0.986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0.976237623762376">
            <text:p>0.9762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3">
            <text:p>0.973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3828056072934">
            <text:p>0.9538</text:p>
          </table:table-cell>
          <table:table-cell table:style-name="ce8" table:formula="of:=[.Y36]" office:value-type="float" office:value="0.986">
            <text:p>0.986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0.966571904715224">
            <text:p>0.9666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3">
            <text:p>0.973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44384213933598">
            <text:p>0.9444</text:p>
          </table:table-cell>
          <table:table-cell table:style-name="ce8" table:formula="of:=[.Y37]" office:value-type="float" office:value="0.986">
            <text:p>0.986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57001885856657">
            <text:p>0.9570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3">
            <text:p>0.973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3503387518178">
            <text:p>0.9350</text:p>
          </table:table-cell>
          <table:table-cell table:style-name="ce8" table:formula="of:=[.Y38]" office:value-type="float" office:value="0.986">
            <text:p>0.986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47526619660057">
            <text:p>0.9475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3">
            <text:p>0.973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25776114041367">
            <text:p>0.9258</text:p>
          </table:table-cell>
          <table:table-cell table:style-name="ce8" table:formula="of:=[.Y39]" office:value-type="float" office:value="0.986">
            <text:p>0.986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38145167980254">
            <text:p>0.9381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3">
            <text:p>0.973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16610013902343">
            <text:p>0.9166</text:p>
          </table:table-cell>
          <table:table-cell table:style-name="ce8" table:formula="of:=[.Y40]" office:value-type="float" office:value="0.986">
            <text:p>0.986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28856601960648">
            <text:p>0.9289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3">
            <text:p>0.973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07534667230043">
            <text:p>0.9075</text:p>
          </table:table-cell>
          <table:table-cell table:style-name="ce8" table:formula="of:=[.Y41]" office:value-type="float" office:value="0.986">
            <text:p>0.986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19660001941235">
            <text:p>0.9197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3">
            <text:p>0.973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89854917547529">
            <text:p>0.8985</text:p>
          </table:table-cell>
          <table:table-cell table:style-name="ce8" table:formula="of:=[.Y42]" office:value-type="float" office:value="0.986">
            <text:p>0.986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1055445736756">
            <text:p>0.910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3">
            <text:p>0.973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89652648985435">
            <text:p>0.8897</text:p>
          </table:table-cell>
          <table:table-cell table:style-name="ce8" table:formula="of:=[.Y43]" office:value-type="float" office:value="0.986">
            <text:p>0.986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01539066700554">
            <text:p>0.9015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3">
            <text:p>0.973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0844206916273">
            <text:p>0.8808</text:p>
          </table:table-cell>
          <table:table-cell table:style-name="ce8" table:formula="of:=[.Y44]" office:value-type="float" office:value="0.986">
            <text:p>0.986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892612937327281">
            <text:p>0.892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5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2015／09／14</text:date>, <text:time>12:32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14T12:32:49.61</dc:date>
    <meta:editing-duration>P68DT5H10M47S</meta:editing-duration>
    <meta:editing-cycles>257</meta:editing-cycles>
    <meta:generator>OpenOffice/4.1.1$Win32 OpenOffice.org_project/411m6$Build-9775</meta:generator>
    <meta:document-statistic meta:table-count="9" meta:cell-count="5795" meta:object-count="0"/>
  </office:meta>
</office:document-meta>
</file>